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385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6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river – HIP4081AIBZ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://dk.rs-online.com/web/p/mosfet-power-drivere/2163484/" xlink:type="simple">http://dk.rs-online.com/web/p/mosfet-power-drivere/2163484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OSFETS – IBP045N10N3</text:p>
          </table:table-cell>
          <table:table-cell table:style-name="ce7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://dk.rs-online.com/web/p/mosfet-transistorer/7528378/" xlink:type="simple">http://dk.rs-online.com/web/p/mosfet-transistorer/7528378/</text:a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iode – US1M</text:p>
          </table:table-cell>
          <table:table-cell table:style-name="ce7" office:value-type="float" office:value="25" calcext:value-type="float">
            <text:p>25</text:p>
          </table:table-cell>
          <table:table-cell table:style-name="ce5" office:value-type="string" calcext:value-type="string">
            <text:p><text:a xlink:href="http://dk.rs-online.com/web/p/dioder-ensretter-og-schottky-dioder/7103917/" xlink:type="simple">http://dk.rs-online.com/web/p/dioder-ensretter-og-schottky-dioder/7103917/</text:a>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esistor – 1 Ohm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://dk.rs-online.com/web/p/overflademontering-faste-modstande/8094801/" xlink:type="simple">http://dk.rs-online.com/web/p/overflademontering-faste-modstande/8094801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elay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://dk.rs-online.com/web/p/kontaktorer/0420401/" xlink:type="simple">http://dk.rs-online.com/web/p/kontaktorer/0420401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ower resistor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://dk.rs-online.com/web/p/hulmontering-faste-modstande/8469898/" xlink:type="simple">http://dk.rs-online.com/web/p/hulmontering-faste-modstande/8469898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nrush relay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://dk.rs-online.com/web/p/relaeer-arreterende/0808387/" xlink:type="simple">http://dk.rs-online.com/web/p/relaeer-arreterende/0808387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MOSFETS 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://dk.rs-online.com/web/p/mosfet-transistorer/3544890/" xlink:type="simple">http://dk.rs-online.com/web/p/mosfet-transistorer/3544890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ND gate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6631815/" xlink:type="simple">http://dk.rs-online.com/web/p/standard-logiske-gates/6631815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apacitor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://dk.rs-online.com/web/p/aluminium-kondensatorer/9039684/" xlink:type="simple">http://dk.rs-online.com/web/p/aluminium-kondensatorer/9039684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apacitor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://dk.rs-online.com/web/p/keramiske-flerlags-kondensatorer/8029942/" xlink:type="simple">http://dk.rs-online.com/web/p/keramiske-flerlags-kondensatorer/8029942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mparator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komparatorer/8099253/" xlink:type="simple">http://dk.rs-online.com/web/p/komparatorer/8099253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uffer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buffere/6628957/" xlink:type="simple">http://dk.rs-online.com/web/p/buffere/6628957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Inverter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invertere/6628907/" xlink:type="simple">http://dk.rs-online.com/web/p/invertere/6628907/</text:a> </text:p>
          </table:table-cell>
          <table:table-cell table:style-name="ce8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09:15:06.953417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04T16:00:56.428504166</dc:date>
    <meta:editing-duration>PT6H32M43S</meta:editing-duration>
    <meta:editing-cycles>5</meta:editing-cycles>
    <meta:generator>LibreOffice/5.1.6.2$Linux_X86_64 LibreOffice_project/10m0$Build-2</meta:generator>
    <meta:document-statistic meta:table-count="1" meta:cell-count="74" meta:object-count="0"/>
  </office:meta>
</office:document-meta>
</file>